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tyle="italic" fo:font-weight="bold" officeooo:rsid="0012eb99" officeooo:paragraph-rsid="0012eb99" style:font-style-asian="italic" style:font-weight-asian="bold" style:font-style-complex="italic" style:font-weight-complex="bold"/>
    </style:style>
    <style:style style:name="P2" style:family="paragraph" style:parent-style-name="Standard">
      <style:text-properties style:font-name="Arial" fo:font-style="italic" fo:font-weight="bold" officeooo:rsid="0012eb99" officeooo:paragraph-rsid="001b72ab" style:font-style-asian="italic" style:font-weight-asian="bold" style:font-style-complex="italic" style:font-weight-complex="bold"/>
    </style:style>
    <style:style style:name="P3" style:family="paragraph" style:parent-style-name="Standard">
      <style:text-properties style:font-name="Arial" fo:font-style="italic" fo:font-weight="bold" officeooo:rsid="0012eb99" officeooo:paragraph-rsid="004a0d0e" style:font-style-asian="italic" style:font-weight-asian="bold" style:font-style-complex="italic" style:font-weight-complex="bold"/>
    </style:style>
    <style:style style:name="P4" style:family="paragraph" style:parent-style-name="Standard">
      <style:text-properties style:font-name="Arial" fo:font-size="10pt" fo:font-style="normal" fo:font-weight="bold" officeooo:rsid="00153e09" officeooo:paragraph-rsid="00153e09" style:font-size-asian="10pt" style:font-style-asian="normal" style:font-weight-asian="bold" style:font-size-complex="10pt" style:font-style-complex="normal" style:font-weight-complex="bold"/>
    </style:style>
    <style:style style:name="P5" style:family="paragraph" style:parent-style-name="Standard">
      <style:text-properties style:font-name="Arial" fo:font-size="10pt" fo:font-style="normal" fo:font-weight="bold" officeooo:rsid="00153e09" officeooo:paragraph-rsid="00177e28" style:font-size-asian="10pt" style:font-style-asian="normal" style:font-weight-asian="bold" style:font-size-complex="10pt" style:font-style-complex="normal" style:font-weight-complex="bold"/>
    </style:style>
    <style:style style:name="P6" style:family="paragraph" style:parent-style-name="Standard">
      <style:text-properties style:font-name="Arial" fo:font-size="10pt" fo:font-style="normal" fo:font-weight="bold" officeooo:rsid="00153e09" officeooo:paragraph-rsid="001b72ab" style:font-size-asian="10pt" style:font-style-asian="normal" style:font-weight-asian="bold" style:font-size-complex="10pt" style:font-style-complex="normal" style:font-weight-complex="bold"/>
    </style:style>
    <style:style style:name="P7" style:family="paragraph" style:parent-style-name="Standard">
      <style:text-properties style:font-name="Arial" fo:font-size="10pt" fo:font-style="normal" fo:font-weight="bold" officeooo:rsid="00153e09" officeooo:paragraph-rsid="00241eaa" style:font-size-asian="10pt" style:font-style-asian="normal" style:font-weight-asian="bold" style:font-size-complex="10pt" style:font-style-complex="normal" style:font-weight-complex="bold"/>
    </style:style>
    <style:style style:name="P8" style:family="paragraph" style:parent-style-name="Standard">
      <style:text-properties style:font-name="Arial" fo:font-size="10pt" fo:font-style="normal" fo:font-weight="bold" officeooo:rsid="00153e09" officeooo:paragraph-rsid="00247e21" style:font-size-asian="10pt" style:font-style-asian="normal" style:font-weight-asian="bold" style:font-size-complex="10pt" style:font-style-complex="normal" style:font-weight-complex="bold"/>
    </style:style>
    <style:style style:name="P9" style:family="paragraph" style:parent-style-name="Standard">
      <style:text-properties style:font-name="Arial" fo:font-size="10pt" fo:font-style="normal" fo:font-weight="bold" officeooo:rsid="00153e09" officeooo:paragraph-rsid="004a0d0e" style:font-size-asian="10pt" style:font-style-asian="normal" style:font-weight-asian="bold" style:font-size-complex="10pt" style:font-style-complex="normal" style:font-weight-complex="bold"/>
    </style:style>
    <style:style style:name="P10" style:family="paragraph" style:parent-style-name="Standard">
      <style:text-properties style:font-name="Arial" fo:font-size="10pt" fo:font-style="normal" fo:font-weight="bold" officeooo:rsid="00153e09" officeooo:paragraph-rsid="004ac19e" style:font-size-asian="10pt" style:font-style-asian="normal" style:font-weight-asian="bold" style:font-size-complex="10pt" style:font-style-complex="normal" style:font-weight-complex="bold"/>
    </style:style>
    <style:style style:name="P11" style:family="paragraph" style:parent-style-name="Standard">
      <style:text-properties style:font-name="Arial" fo:font-size="10pt" fo:font-style="normal" fo:font-weight="bold" officeooo:rsid="00153e09" officeooo:paragraph-rsid="004fef5b" style:font-size-asian="10pt" style:font-style-asian="normal" style:font-weight-asian="bold" style:font-size-complex="10pt" style:font-style-complex="normal" style:font-weight-complex="bold"/>
    </style:style>
    <style:style style:name="P12" style:family="paragraph" style:parent-style-name="Standard">
      <style:text-properties style:font-name="Arial" fo:font-size="10pt" fo:font-style="normal" fo:font-weight="bold" officeooo:rsid="002c31f7" officeooo:paragraph-rsid="002c31f7" style:font-size-asian="10pt" style:font-style-asian="normal" style:font-weight-asian="bold" style:font-size-complex="10pt" style:font-style-complex="normal" style:font-weight-complex="bold"/>
    </style:style>
    <style:style style:name="P13" style:family="paragraph" style:parent-style-name="Standard">
      <style:text-properties style:font-name="Arial" fo:font-size="10pt" fo:font-style="normal" fo:font-weight="bold" officeooo:rsid="002c31f7" officeooo:paragraph-rsid="00356213" style:font-size-asian="10pt" style:font-style-asian="normal" style:font-weight-asian="bold" style:font-size-complex="10pt" style:font-style-complex="normal" style:font-weight-complex="bold"/>
    </style:style>
    <style:style style:name="P14" style:family="paragraph" style:parent-style-name="Standard">
      <style:text-properties style:font-name="Arial" fo:font-size="10pt" fo:font-style="normal" fo:font-weight="bold" officeooo:rsid="002c31f7" officeooo:paragraph-rsid="003712b7" style:font-size-asian="10pt" style:font-style-asian="normal" style:font-weight-asian="bold" style:font-size-complex="10pt" style:font-style-complex="normal" style:font-weight-complex="bold"/>
    </style:style>
    <style:style style:name="P15" style:family="paragraph" style:parent-style-name="Standard">
      <style:text-properties style:font-name="Arial" fo:font-size="10pt" fo:font-style="normal" fo:font-weight="bold" officeooo:rsid="002c31f7" officeooo:paragraph-rsid="0037bae9" style:font-size-asian="10pt" style:font-style-asian="normal" style:font-weight-asian="bold" style:font-size-complex="10pt" style:font-style-complex="normal" style:font-weight-complex="bold"/>
    </style:style>
    <style:style style:name="P16" style:family="paragraph" style:parent-style-name="Standard">
      <style:text-properties style:font-name="Arial" fo:font-size="10pt" fo:font-style="normal" fo:font-weight="bold" officeooo:rsid="002c31f7" officeooo:paragraph-rsid="004884e8" style:font-size-asian="10pt" style:font-style-asian="normal" style:font-weight-asian="bold" style:font-size-complex="10pt" style:font-style-complex="normal" style:font-weight-complex="bold"/>
    </style:style>
    <style:style style:name="P17" style:family="paragraph" style:parent-style-name="Standard">
      <style:text-properties style:font-name="Arial" fo:font-size="10pt" fo:font-style="normal" fo:font-weight="bold" officeooo:rsid="002c31f7" officeooo:paragraph-rsid="004fef5b" style:font-size-asian="10pt" style:font-style-asian="normal" style:font-weight-asian="bold" style:font-size-complex="10pt" style:font-style-complex="normal" style:font-weight-complex="bold"/>
    </style:style>
    <style:style style:name="P18" style:family="paragraph" style:parent-style-name="Standard">
      <style:text-properties style:font-name="Arial" fo:font-size="10pt" fo:font-style="normal" fo:font-weight="bold" officeooo:rsid="00598beb" officeooo:paragraph-rsid="00598beb" style:font-size-asian="10pt" style:font-style-asian="normal" style:font-weight-asian="bold" style:font-size-complex="10pt" style:font-style-complex="normal" style:font-weight-complex="bold"/>
    </style:style>
    <style:style style:name="P19" style:family="paragraph" style:parent-style-name="Standard">
      <style:text-properties style:font-name="Arial" fo:font-size="10pt" fo:font-style="normal" fo:font-weight="bold" officeooo:rsid="00598beb" officeooo:paragraph-rsid="005b66ad" style:font-size-asian="10pt" style:font-style-asian="normal" style:font-weight-asian="bold" style:font-size-complex="10pt" style:font-style-complex="normal" style:font-weight-complex="bold"/>
    </style:style>
    <style:style style:name="P20" style:family="paragraph" style:parent-style-name="Standard">
      <style:text-properties style:font-name="Arial" fo:font-size="10pt" fo:font-style="normal" fo:font-weight="normal" officeooo:rsid="00153e09" officeooo:paragraph-rsid="00153e09" style:font-size-asian="10pt" style:font-style-asian="normal" style:font-weight-asian="normal" style:font-size-complex="10pt" style:font-style-complex="normal" style:font-weight-complex="normal"/>
    </style:style>
    <style:style style:name="P21" style:family="paragraph" style:parent-style-name="Standard">
      <style:text-properties style:font-name="Arial" fo:font-size="10pt" fo:font-style="normal" fo:font-weight="normal" officeooo:rsid="00153e09" officeooo:paragraph-rsid="00177e28" style:font-size-asian="10pt" style:font-style-asian="normal" style:font-weight-asian="normal" style:font-size-complex="10pt" style:font-style-complex="normal" style:font-weight-complex="normal"/>
    </style:style>
    <style:style style:name="P22" style:family="paragraph" style:parent-style-name="Standard">
      <style:text-properties style:font-name="Arial" fo:font-size="10pt" fo:font-style="normal" fo:font-weight="normal" officeooo:rsid="00153e09" officeooo:paragraph-rsid="001b72ab" style:font-size-asian="10pt" style:font-style-asian="normal" style:font-weight-asian="normal" style:font-size-complex="10pt" style:font-style-complex="normal" style:font-weight-complex="normal"/>
    </style:style>
    <style:style style:name="P23" style:family="paragraph" style:parent-style-name="Standard">
      <style:text-properties style:font-name="Arial" fo:font-size="10pt" fo:font-style="normal" fo:font-weight="normal" officeooo:rsid="00153e09" officeooo:paragraph-rsid="00241eaa" style:font-size-asian="10pt" style:font-style-asian="normal" style:font-weight-asian="normal" style:font-size-complex="10pt" style:font-style-complex="normal" style:font-weight-complex="normal"/>
    </style:style>
    <style:style style:name="P24" style:family="paragraph" style:parent-style-name="Standard">
      <style:text-properties style:font-name="Arial" fo:font-size="10pt" fo:font-style="normal" fo:font-weight="normal" officeooo:rsid="00153e09" officeooo:paragraph-rsid="00247e21" style:font-size-asian="10pt" style:font-style-asian="normal" style:font-weight-asian="normal" style:font-size-complex="10pt" style:font-style-complex="normal" style:font-weight-complex="normal"/>
    </style:style>
    <style:style style:name="P25" style:family="paragraph" style:parent-style-name="Standard">
      <style:text-properties style:font-name="Arial" fo:font-size="10pt" fo:font-style="normal" fo:font-weight="normal" officeooo:rsid="00153e09" officeooo:paragraph-rsid="0026dc65" style:font-size-asian="10pt" style:font-style-asian="normal" style:font-weight-asian="normal" style:font-size-complex="10pt" style:font-style-complex="normal" style:font-weight-complex="normal"/>
    </style:style>
    <style:style style:name="P26" style:family="paragraph" style:parent-style-name="Standard">
      <style:text-properties style:font-name="Arial" fo:font-size="10pt" fo:font-style="normal" fo:font-weight="normal" officeooo:rsid="00153e09" officeooo:paragraph-rsid="00298310" style:font-size-asian="10pt" style:font-style-asian="normal" style:font-weight-asian="normal" style:font-size-complex="10pt" style:font-style-complex="normal" style:font-weight-complex="normal"/>
    </style:style>
    <style:style style:name="P27" style:family="paragraph" style:parent-style-name="Standard">
      <style:text-properties style:font-name="Arial" fo:font-size="10pt" fo:font-style="normal" fo:font-weight="normal" officeooo:rsid="00153e09" officeooo:paragraph-rsid="002a85c7" style:font-size-asian="10pt" style:font-style-asian="normal" style:font-weight-asian="normal" style:font-size-complex="10pt" style:font-style-complex="normal" style:font-weight-complex="normal"/>
    </style:style>
    <style:style style:name="P28" style:family="paragraph" style:parent-style-name="Standard">
      <style:text-properties style:font-name="Arial" fo:font-size="10pt" fo:font-style="normal" fo:font-weight="normal" officeooo:rsid="00153e09" officeooo:paragraph-rsid="002c31f7" style:font-size-asian="10pt" style:font-style-asian="normal" style:font-weight-asian="normal" style:font-size-complex="10pt" style:font-style-complex="normal" style:font-weight-complex="normal"/>
    </style:style>
    <style:style style:name="P29" style:family="paragraph" style:parent-style-name="Standard">
      <style:text-properties style:font-name="Arial" fo:font-size="10pt" fo:font-style="normal" fo:font-weight="normal" officeooo:rsid="00153e09" officeooo:paragraph-rsid="002e6532" style:font-size-asian="10pt" style:font-style-asian="normal" style:font-weight-asian="normal" style:font-size-complex="10pt" style:font-style-complex="normal" style:font-weight-complex="normal"/>
    </style:style>
    <style:style style:name="P30" style:family="paragraph" style:parent-style-name="Standard">
      <style:text-properties style:font-name="Arial" fo:font-size="10pt" fo:font-style="normal" fo:font-weight="normal" officeooo:rsid="00153e09" officeooo:paragraph-rsid="003712b7" style:font-size-asian="10pt" style:font-style-asian="normal" style:font-weight-asian="normal" style:font-size-complex="10pt" style:font-style-complex="normal" style:font-weight-complex="normal"/>
    </style:style>
    <style:style style:name="P31" style:family="paragraph" style:parent-style-name="Standard">
      <style:text-properties style:font-name="Arial" fo:font-size="10pt" fo:font-style="normal" fo:font-weight="normal" officeooo:rsid="00153e09" officeooo:paragraph-rsid="004a0d0e" style:font-size-asian="10pt" style:font-style-asian="normal" style:font-weight-asian="normal" style:font-size-complex="10pt" style:font-style-complex="normal" style:font-weight-complex="normal"/>
    </style:style>
    <style:style style:name="P32" style:family="paragraph" style:parent-style-name="Standard">
      <style:text-properties style:font-name="Arial" fo:font-size="10pt" fo:font-style="normal" fo:font-weight="normal" officeooo:rsid="00153e09" officeooo:paragraph-rsid="004ac19e" style:font-size-asian="10pt" style:font-style-asian="normal" style:font-weight-asian="normal" style:font-size-complex="10pt" style:font-style-complex="normal" style:font-weight-complex="normal"/>
    </style:style>
    <style:style style:name="P33" style:family="paragraph" style:parent-style-name="Standard">
      <style:text-properties style:font-name="Arial" fo:font-size="10pt" fo:font-style="normal" fo:font-weight="normal" officeooo:rsid="00153e09" officeooo:paragraph-rsid="004e1fd2" style:font-size-asian="10pt" style:font-style-asian="normal" style:font-weight-asian="normal" style:font-size-complex="10pt" style:font-style-complex="normal" style:font-weight-complex="normal"/>
    </style:style>
    <style:style style:name="P34" style:family="paragraph" style:parent-style-name="Standard">
      <style:text-properties style:font-name="Arial" fo:font-size="10pt" fo:font-style="normal" fo:font-weight="normal" officeooo:rsid="00153e09" officeooo:paragraph-rsid="004fef5b" style:font-size-asian="10pt" style:font-style-asian="normal" style:font-weight-asian="normal" style:font-size-complex="10pt" style:font-style-complex="normal" style:font-weight-complex="normal"/>
    </style:style>
    <style:style style:name="P35" style:family="paragraph" style:parent-style-name="Standard">
      <style:text-properties style:font-name="Arial" fo:font-size="10pt" fo:font-style="normal" fo:font-weight="normal" officeooo:rsid="00153e09" officeooo:paragraph-rsid="00598beb" style:font-size-asian="10pt" style:font-style-asian="normal" style:font-weight-asian="normal" style:font-size-complex="10pt" style:font-style-complex="normal" style:font-weight-complex="normal"/>
    </style:style>
    <style:style style:name="P36" style:family="paragraph" style:parent-style-name="Standard">
      <style:text-properties style:font-name="Arial" fo:font-size="10pt" fo:font-style="normal" fo:font-weight="normal" officeooo:rsid="00177e28" officeooo:paragraph-rsid="00177e28" style:font-size-asian="10pt" style:font-style-asian="normal" style:font-weight-asian="normal" style:font-size-complex="10pt" style:font-style-complex="normal" style:font-weight-complex="normal"/>
    </style:style>
    <style:style style:name="P37" style:family="paragraph" style:parent-style-name="Standard">
      <style:text-properties style:font-name="Arial" fo:font-size="10pt" fo:font-style="normal" fo:font-weight="normal" officeooo:rsid="00247e21" officeooo:paragraph-rsid="00247e21" style:font-size-asian="10pt" style:font-style-asian="normal" style:font-weight-asian="normal" style:font-size-complex="10pt" style:font-style-complex="normal" style:font-weight-complex="normal"/>
    </style:style>
    <style:style style:name="P38" style:family="paragraph" style:parent-style-name="Standard">
      <style:text-properties style:font-name="Arial" fo:font-size="10pt" fo:font-style="normal" fo:font-weight="normal" officeooo:rsid="002a85c7" officeooo:paragraph-rsid="002a85c7" style:font-size-asian="10pt" style:font-style-asian="normal" style:font-weight-asian="normal" style:font-size-complex="10pt" style:font-style-complex="normal" style:font-weight-complex="normal"/>
    </style:style>
    <style:style style:name="P39" style:family="paragraph" style:parent-style-name="Standard">
      <style:text-properties style:font-name="Arial" fo:font-size="10pt" fo:font-style="normal" fo:font-weight="normal" officeooo:rsid="002c31f7" officeooo:paragraph-rsid="002c31f7" style:font-size-asian="10pt" style:font-style-asian="normal" style:font-weight-asian="normal" style:font-size-complex="10pt" style:font-style-complex="normal" style:font-weight-complex="normal"/>
    </style:style>
    <style:style style:name="P40" style:family="paragraph" style:parent-style-name="Standard">
      <style:text-properties style:font-name="Arial" fo:font-size="10pt" fo:font-style="normal" fo:font-weight="normal" officeooo:rsid="002c31f7" officeooo:paragraph-rsid="00356213" style:font-size-asian="10pt" style:font-style-asian="normal" style:font-weight-asian="normal" style:font-size-complex="10pt" style:font-style-complex="normal" style:font-weight-complex="normal"/>
    </style:style>
    <style:style style:name="P41" style:family="paragraph" style:parent-style-name="Standard">
      <style:text-properties style:font-name="Arial" fo:font-size="10pt" fo:font-style="normal" fo:font-weight="normal" officeooo:rsid="002c31f7" officeooo:paragraph-rsid="003712b7" style:font-size-asian="10pt" style:font-style-asian="normal" style:font-weight-asian="normal" style:font-size-complex="10pt" style:font-style-complex="normal" style:font-weight-complex="normal"/>
    </style:style>
    <style:style style:name="P42" style:family="paragraph" style:parent-style-name="Standard">
      <style:text-properties style:font-name="Arial" fo:font-size="10pt" fo:font-style="normal" fo:font-weight="normal" officeooo:rsid="002c31f7" officeooo:paragraph-rsid="0037bae9" style:font-size-asian="10pt" style:font-style-asian="normal" style:font-weight-asian="normal" style:font-size-complex="10pt" style:font-style-complex="normal" style:font-weight-complex="normal"/>
    </style:style>
    <style:style style:name="P43" style:family="paragraph" style:parent-style-name="Standard">
      <style:text-properties style:font-name="Arial" fo:font-size="10pt" fo:font-style="normal" fo:font-weight="normal" officeooo:rsid="002c31f7" officeooo:paragraph-rsid="004884e8" style:font-size-asian="10pt" style:font-style-asian="normal" style:font-weight-asian="normal" style:font-size-complex="10pt" style:font-style-complex="normal" style:font-weight-complex="normal"/>
    </style:style>
    <style:style style:name="P44" style:family="paragraph" style:parent-style-name="Standard">
      <style:text-properties style:font-name="Arial" fo:font-size="10pt" fo:font-style="normal" fo:font-weight="normal" officeooo:rsid="002c31f7" officeooo:paragraph-rsid="004ac19e" style:font-size-asian="10pt" style:font-style-asian="normal" style:font-weight-asian="normal" style:font-size-complex="10pt" style:font-style-complex="normal" style:font-weight-complex="normal"/>
    </style:style>
    <style:style style:name="P45" style:family="paragraph" style:parent-style-name="Standard">
      <style:text-properties style:font-name="Arial" fo:font-size="10pt" fo:font-style="normal" fo:font-weight="normal" officeooo:rsid="002c31f7" officeooo:paragraph-rsid="004fef5b" style:font-size-asian="10pt" style:font-style-asian="normal" style:font-weight-asian="normal" style:font-size-complex="10pt" style:font-style-complex="normal" style:font-weight-complex="normal"/>
    </style:style>
    <style:style style:name="P46" style:family="paragraph" style:parent-style-name="Standard">
      <style:text-properties style:font-name="Arial" fo:font-size="10pt" fo:font-style="normal" fo:font-weight="normal" officeooo:rsid="002e6532" officeooo:paragraph-rsid="002e6532"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 fo:font-size="10pt" fo:font-style="normal" fo:font-weight="normal" officeooo:rsid="002e6532" officeooo:paragraph-rsid="004fef5b" style:font-size-asian="10pt" style:font-style-asian="normal" style:font-weight-asian="normal" style:font-size-complex="10pt" style:font-style-complex="normal" style:font-weight-complex="normal"/>
    </style:style>
    <style:style style:name="P48" style:family="paragraph" style:parent-style-name="Standard">
      <style:text-properties style:font-name="Arial" fo:font-size="10pt" fo:font-style="normal" fo:font-weight="normal" officeooo:rsid="00537fb3" officeooo:paragraph-rsid="00537fb3" style:font-size-asian="10pt" style:font-style-asian="normal" style:font-weight-asian="normal" style:font-size-complex="10pt" style:font-style-complex="normal" style:font-weight-complex="normal"/>
    </style:style>
    <style:style style:name="P49" style:family="paragraph" style:parent-style-name="Standard">
      <style:text-properties style:font-name="Arial" fo:font-size="11pt" fo:font-style="normal" fo:font-weight="bold" officeooo:rsid="00134928" officeooo:paragraph-rsid="00134928" style:font-size-asian="11pt" style:font-style-asian="normal" style:font-weight-asian="bold" style:font-size-complex="11pt" style:font-style-complex="normal" style:font-weight-complex="bold"/>
    </style:style>
    <style:style style:name="P50" style:family="paragraph" style:parent-style-name="Standard">
      <style:text-properties style:font-name="Arial" fo:font-size="11pt" fo:font-style="normal" fo:font-weight="bold" officeooo:rsid="00134928" officeooo:paragraph-rsid="00153e09" style:font-size-asian="11pt" style:font-style-asian="normal" style:font-weight-asian="bold" style:font-size-complex="11pt" style:font-style-complex="normal" style:font-weight-complex="bold"/>
    </style:style>
    <style:style style:name="P51" style:family="paragraph" style:parent-style-name="Standard">
      <style:text-properties style:font-name="Arial" fo:font-size="11pt" fo:font-style="normal" fo:font-weight="bold" officeooo:rsid="00134928" officeooo:paragraph-rsid="001b72ab" style:font-size-asian="11pt" style:font-style-asian="normal" style:font-weight-asian="bold" style:font-size-complex="11pt" style:font-style-complex="normal" style:font-weight-complex="bold"/>
    </style:style>
    <style:style style:name="P52" style:family="paragraph" style:parent-style-name="Standard">
      <style:text-properties style:font-name="Arial" fo:font-size="11pt" fo:font-style="normal" fo:font-weight="bold" officeooo:rsid="00134928" officeooo:paragraph-rsid="00247e21" style:font-size-asian="11pt" style:font-style-asian="normal" style:font-weight-asian="bold" style:font-size-complex="11pt" style:font-style-complex="normal" style:font-weight-complex="bold"/>
    </style:style>
    <style:style style:name="P53" style:family="paragraph" style:parent-style-name="Standard">
      <style:text-properties style:font-name="Arial" fo:font-size="11pt" fo:font-style="normal" fo:font-weight="bold" officeooo:rsid="00134928" officeooo:paragraph-rsid="004a0d0e" style:font-size-asian="11pt" style:font-style-asian="normal" style:font-weight-asian="bold" style:font-size-complex="11pt" style:font-style-complex="normal" style:font-weight-complex="bold"/>
    </style:style>
    <style:style style:name="P54" style:family="paragraph" style:parent-style-name="Standard">
      <style:text-properties style:font-name="Arial" fo:font-size="11pt" fo:font-style="normal" fo:font-weight="bold" officeooo:rsid="00134928" officeooo:paragraph-rsid="004ac19e" style:font-size-asian="11pt" style:font-style-asian="normal" style:font-weight-asian="bold" style:font-size-complex="11pt" style:font-style-complex="normal" style:font-weight-complex="bold"/>
    </style:style>
    <style:style style:name="P55" style:family="paragraph" style:parent-style-name="Standard">
      <style:text-properties style:font-name="Arial" fo:font-size="11pt" fo:font-style="normal" fo:font-weight="bold" officeooo:rsid="00134928" officeooo:paragraph-rsid="004e1fd2" style:font-size-asian="11pt" style:font-style-asian="normal" style:font-weight-asian="bold" style:font-size-complex="11pt" style:font-style-complex="normal" style:font-weight-complex="bold"/>
    </style:style>
    <style:style style:name="P56" style:family="paragraph" style:parent-style-name="Standard">
      <style:text-properties style:font-name="Arial" fo:font-size="11pt" fo:font-style="normal" fo:font-weight="bold" officeooo:rsid="00134928" officeooo:paragraph-rsid="004fef5b" style:font-size-asian="11pt" style:font-style-asian="normal" style:font-weight-asian="bold" style:font-size-complex="11pt" style:font-style-complex="normal" style:font-weight-complex="bold"/>
    </style:style>
    <style:style style:name="P57" style:family="paragraph" style:parent-style-name="Standard">
      <style:text-properties fo:font-size="10pt" fo:font-style="italic" fo:font-weight="normal" officeooo:rsid="0012eb99" officeooo:paragraph-rsid="0012eb99" style:font-size-asian="10pt" style:font-style-asian="italic" style:font-weight-asian="normal" style:font-size-complex="10pt" style:font-style-complex="italic" style:font-weight-complex="normal"/>
    </style:style>
    <style:style style:name="P58" style:family="paragraph" style:parent-style-name="Standard">
      <style:text-properties style:font-name="Arial" fo:font-style="italic" fo:font-weight="bold" officeooo:rsid="0012eb99" officeooo:paragraph-rsid="004a0d0e" style:font-style-asian="italic" style:font-weight-asian="bold" style:font-style-complex="italic" style:font-weight-complex="bold"/>
    </style:style>
    <style:style style:name="P59" style:family="paragraph" style:parent-style-name="Standard">
      <style:text-properties style:font-name="Arial" fo:font-style="italic" fo:font-weight="bold" officeooo:rsid="0012eb99" officeooo:paragraph-rsid="009ef878" style:font-style-asian="italic" style:font-weight-asian="bold" style:font-style-complex="italic" style:font-weight-complex="bold"/>
    </style:style>
    <style:style style:name="P60" style:family="paragraph" style:parent-style-name="Standard">
      <style:text-properties style:font-name="Arial" fo:font-size="10pt" fo:font-style="normal" fo:font-weight="bold" officeooo:rsid="00598beb" officeooo:paragraph-rsid="00598beb" style:font-size-asian="10pt" style:font-style-asian="normal" style:font-weight-asian="bold" style:font-size-complex="10pt" style:font-style-complex="normal" style:font-weight-complex="bold"/>
    </style:style>
    <style:style style:name="P61" style:family="paragraph" style:parent-style-name="Standard">
      <style:text-properties style:font-name="Arial" fo:font-size="10pt" fo:font-style="normal" fo:font-weight="bold" officeooo:rsid="00598beb" officeooo:paragraph-rsid="00674bb8" style:font-size-asian="10pt" style:font-style-asian="normal" style:font-weight-asian="bold" style:font-size-complex="10pt" style:font-style-complex="normal" style:font-weight-complex="bold"/>
    </style:style>
    <style:style style:name="P62" style:family="paragraph" style:parent-style-name="Standard">
      <style:text-properties style:font-name="Arial" fo:font-size="10pt" fo:font-style="normal" fo:font-weight="bold" officeooo:rsid="00598beb" officeooo:paragraph-rsid="006a5200" style:font-size-asian="10pt" style:font-style-asian="normal" style:font-weight-asian="bold" style:font-size-complex="10pt" style:font-style-complex="normal" style:font-weight-complex="bold"/>
    </style:style>
    <style:style style:name="P63" style:family="paragraph" style:parent-style-name="Standard">
      <style:text-properties style:font-name="Arial" fo:font-size="10pt" fo:font-style="normal" fo:font-weight="bold" officeooo:rsid="00598beb" officeooo:paragraph-rsid="006ba55a" style:font-size-asian="10pt" style:font-style-asian="normal" style:font-weight-asian="bold" style:font-size-complex="10pt" style:font-style-complex="normal" style:font-weight-complex="bold"/>
    </style:style>
    <style:style style:name="P64" style:family="paragraph" style:parent-style-name="Standard">
      <style:text-properties style:font-name="Arial" fo:font-size="10pt" fo:font-style="normal" fo:font-weight="bold" officeooo:rsid="00598beb" officeooo:paragraph-rsid="006c3bad" style:font-size-asian="10pt" style:font-style-asian="normal" style:font-weight-asian="bold" style:font-size-complex="10pt" style:font-style-complex="normal" style:font-weight-complex="bold"/>
    </style:style>
    <style:style style:name="P65" style:family="paragraph" style:parent-style-name="Standard">
      <style:text-properties style:font-name="Arial" fo:font-size="10pt" fo:font-style="normal" fo:font-weight="bold" officeooo:rsid="00598beb" officeooo:paragraph-rsid="00707e14" style:font-size-asian="10pt" style:font-style-asian="normal" style:font-weight-asian="bold" style:font-size-complex="10pt" style:font-style-complex="normal" style:font-weight-complex="bold"/>
    </style:style>
    <style:style style:name="P66" style:family="paragraph" style:parent-style-name="Standard">
      <style:text-properties style:font-name="Arial" fo:font-size="10pt" fo:font-style="normal" fo:font-weight="bold" officeooo:rsid="00598beb" officeooo:paragraph-rsid="00753aac" style:font-size-asian="10pt" style:font-style-asian="normal" style:font-weight-asian="bold" style:font-size-complex="10pt" style:font-style-complex="normal" style:font-weight-complex="bold"/>
    </style:style>
    <style:style style:name="P67" style:family="paragraph" style:parent-style-name="Standard">
      <style:text-properties style:font-name="Arial" fo:font-size="10pt" fo:font-style="normal" fo:font-weight="bold" officeooo:rsid="00598beb" officeooo:paragraph-rsid="007ad4db" style:font-size-asian="10pt" style:font-style-asian="normal" style:font-weight-asian="bold" style:font-size-complex="10pt" style:font-style-complex="normal" style:font-weight-complex="bold"/>
    </style:style>
    <style:style style:name="P68" style:family="paragraph" style:parent-style-name="Standard">
      <style:text-properties style:font-name="Arial" fo:font-size="10pt" fo:font-style="normal" fo:font-weight="bold" officeooo:rsid="00598beb" officeooo:paragraph-rsid="007fc3f9" style:font-size-asian="10pt" style:font-style-asian="normal" style:font-weight-asian="bold" style:font-size-complex="10pt" style:font-style-complex="normal" style:font-weight-complex="bold"/>
    </style:style>
    <style:style style:name="P69" style:family="paragraph" style:parent-style-name="Standard">
      <style:text-properties style:font-name="Arial" fo:font-size="10pt" fo:font-style="normal" fo:font-weight="bold" officeooo:rsid="00598beb" officeooo:paragraph-rsid="00828797" style:font-size-asian="10pt" style:font-style-asian="normal" style:font-weight-asian="bold" style:font-size-complex="10pt" style:font-style-complex="normal" style:font-weight-complex="bold"/>
    </style:style>
    <style:style style:name="P70" style:family="paragraph" style:parent-style-name="Standard">
      <style:text-properties style:font-name="Arial" fo:font-size="10pt" fo:font-style="normal" fo:font-weight="bold" officeooo:rsid="00598beb" officeooo:paragraph-rsid="0085a87a" style:font-size-asian="10pt" style:font-style-asian="normal" style:font-weight-asian="bold" style:font-size-complex="10pt" style:font-style-complex="normal" style:font-weight-complex="bold"/>
    </style:style>
    <style:style style:name="P71" style:family="paragraph" style:parent-style-name="Standard">
      <style:text-properties style:font-name="Arial" fo:font-size="10pt" fo:font-style="normal" fo:font-weight="bold" officeooo:rsid="00598beb" officeooo:paragraph-rsid="00881eac" style:font-size-asian="10pt" style:font-style-asian="normal" style:font-weight-asian="bold" style:font-size-complex="10pt" style:font-style-complex="normal" style:font-weight-complex="bold"/>
    </style:style>
    <style:style style:name="P72" style:family="paragraph" style:parent-style-name="Standard">
      <style:text-properties style:font-name="Arial" fo:font-size="10pt" fo:font-style="normal" fo:font-weight="bold" officeooo:rsid="00598beb" officeooo:paragraph-rsid="008be422" style:font-size-asian="10pt" style:font-style-asian="normal" style:font-weight-asian="bold" style:font-size-complex="10pt" style:font-style-complex="normal" style:font-weight-complex="bold"/>
    </style:style>
    <style:style style:name="P73" style:family="paragraph" style:parent-style-name="Standard">
      <style:text-properties style:font-name="Arial" fo:font-size="10pt" fo:font-style="normal" fo:font-weight="bold" officeooo:rsid="00598beb" officeooo:paragraph-rsid="008f55e3" style:font-size-asian="10pt" style:font-style-asian="normal" style:font-weight-asian="bold" style:font-size-complex="10pt" style:font-style-complex="normal" style:font-weight-complex="bold"/>
    </style:style>
    <style:style style:name="P74" style:family="paragraph" style:parent-style-name="Standard">
      <style:text-properties style:font-name="Arial" fo:font-size="10pt" fo:font-style="normal" fo:font-weight="bold" officeooo:rsid="00598beb" officeooo:paragraph-rsid="008ff7ee" style:font-size-asian="10pt" style:font-style-asian="normal" style:font-weight-asian="bold" style:font-size-complex="10pt" style:font-style-complex="normal" style:font-weight-complex="bold"/>
    </style:style>
    <style:style style:name="P75" style:family="paragraph" style:parent-style-name="Standard">
      <style:text-properties style:font-name="Arial" fo:font-size="10pt" fo:font-style="normal" fo:font-weight="bold" officeooo:rsid="00598beb" officeooo:paragraph-rsid="009ef878" style:font-size-asian="10pt" style:font-style-asian="normal" style:font-weight-asian="bold" style:font-size-complex="10pt" style:font-style-complex="normal" style:font-weight-complex="bold"/>
    </style:style>
    <style:style style:name="P76" style:family="paragraph" style:parent-style-name="Standard">
      <style:text-properties style:font-name="Arial" fo:font-size="10pt" fo:font-style="normal" fo:font-weight="bold" officeooo:rsid="0074061f" officeooo:paragraph-rsid="0081a6c4" style:font-size-asian="10pt" style:font-style-asian="normal" style:font-weight-asian="bold" style:font-size-complex="10pt" style:font-style-complex="normal" style:font-weight-complex="bold"/>
    </style:style>
    <style:style style:name="P77" style:family="paragraph" style:parent-style-name="Standard">
      <style:text-properties style:font-name="Arial" fo:font-size="10pt" fo:font-style="normal" fo:font-weight="bold" officeooo:rsid="0074061f" officeooo:paragraph-rsid="008f55e3" style:font-size-asian="10pt" style:font-style-asian="normal" style:font-weight-asian="bold" style:font-size-complex="10pt" style:font-style-complex="normal" style:font-weight-complex="bold"/>
    </style:style>
    <style:style style:name="P78" style:family="paragraph" style:parent-style-name="Standard">
      <style:text-properties style:font-name="Arial" fo:font-size="10pt" fo:font-style="normal" fo:font-weight="bold" officeooo:rsid="0074061f" officeooo:paragraph-rsid="008ff7ee" style:font-size-asian="10pt" style:font-style-asian="normal" style:font-weight-asian="bold" style:font-size-complex="10pt" style:font-style-complex="normal" style:font-weight-complex="bold"/>
    </style:style>
    <style:style style:name="P79" style:family="paragraph" style:parent-style-name="Standard">
      <style:text-properties style:font-name="Arial" fo:font-size="10pt" fo:font-style="normal" fo:font-weight="bold" officeooo:rsid="00134928" officeooo:paragraph-rsid="004ac19e" style:font-size-asian="10pt" style:font-style-asian="normal" style:font-weight-asian="bold" style:font-size-complex="10pt" style:font-style-complex="normal" style:font-weight-complex="bold"/>
    </style:style>
    <style:style style:name="P80" style:family="paragraph" style:parent-style-name="Standard">
      <style:text-properties style:font-name="Arial" fo:font-size="10pt" fo:font-style="normal" fo:font-weight="normal" officeooo:rsid="0077849b" officeooo:paragraph-rsid="0077849b" style:font-size-asian="10pt" style:font-style-asian="normal" style:font-weight-asian="normal" style:font-size-complex="10pt" style:font-style-complex="normal" style:font-weight-complex="normal"/>
    </style:style>
    <style:style style:name="P81" style:family="paragraph" style:parent-style-name="Standard">
      <style:text-properties style:font-name="Arial" fo:font-size="10pt" fo:font-style="normal" fo:font-weight="normal" officeooo:rsid="0077849b" officeooo:paragraph-rsid="009ef878" style:font-size-asian="10pt" style:font-style-asian="normal" style:font-weight-asian="normal" style:font-size-complex="10pt" style:font-style-complex="normal" style:font-weight-complex="normal"/>
    </style:style>
    <style:style style:name="P82" style:family="paragraph" style:parent-style-name="Standard">
      <style:text-properties style:font-name="Arial" fo:font-size="10pt" fo:font-style="normal" fo:font-weight="normal" officeooo:rsid="00778cb9" officeooo:paragraph-rsid="00778cb9" style:font-size-asian="10pt" style:font-style-asian="normal" style:font-weight-asian="normal" style:font-size-complex="10pt" style:font-style-complex="normal" style:font-weight-complex="normal"/>
    </style:style>
    <style:style style:name="P83" style:family="paragraph" style:parent-style-name="Standard">
      <style:text-properties style:font-name="Arial" fo:font-size="10pt" fo:font-style="normal" fo:font-weight="normal" officeooo:rsid="002c31f7" officeooo:paragraph-rsid="00247e21" style:font-size-asian="10pt" style:font-style-asian="normal" style:font-weight-asian="normal" style:font-size-complex="10pt" style:font-style-complex="normal" style:font-weight-complex="normal"/>
    </style:style>
    <style:style style:name="P84" style:family="paragraph" style:parent-style-name="Standard">
      <style:text-properties style:font-name="Arial" fo:font-size="11pt" fo:font-style="normal" fo:font-weight="bold" officeooo:rsid="00134928" officeooo:paragraph-rsid="004ac19e" style:font-size-asian="11pt" style:font-style-asian="normal" style:font-weight-asian="bold" style:font-size-complex="11pt" style:font-style-complex="normal" style:font-weight-complex="bold"/>
    </style:style>
    <style:style style:name="P85" style:family="paragraph" style:parent-style-name="Standard">
      <style:text-properties style:font-name="Arial" fo:font-size="11pt" fo:font-style="normal" fo:font-weight="bold" officeooo:rsid="00134928" officeooo:paragraph-rsid="004e1fd2" style:font-size-asian="11pt" style:font-style-asian="normal" style:font-weight-asian="bold" style:font-size-complex="11pt" style:font-style-complex="normal" style:font-weight-complex="bold"/>
    </style:style>
    <style:style style:name="P86" style:family="paragraph" style:parent-style-name="Standard">
      <style:text-properties style:font-name="Arial" fo:font-size="11pt" fo:font-style="normal" fo:font-weight="bold" officeooo:rsid="00134928" officeooo:paragraph-rsid="00247e21" style:font-size-asian="11pt" style:font-style-asian="normal" style:font-weight-asian="bold" style:font-size-complex="11pt" style:font-style-complex="normal" style:font-weight-complex="bold"/>
    </style:style>
    <style:style style:name="P87" style:family="paragraph" style:parent-style-name="Standard">
      <style:text-properties style:font-name="Arial" fo:font-size="11pt" fo:font-style="normal" fo:font-weight="bold" officeooo:rsid="00134928" officeooo:paragraph-rsid="009ef878" style:font-size-asian="11pt" style:font-style-asian="normal" style:font-weight-asian="bold" style:font-size-complex="11pt" style:font-style-complex="normal" style:font-weight-complex="bold"/>
    </style:style>
    <style:style style:name="P88" style:family="paragraph" style:parent-style-name="Standard">
      <style:text-properties style:font-name="Arial" fo:font-size="9pt" fo:font-style="normal" fo:font-weight="bold" officeooo:rsid="00598beb" style:font-size-asian="9pt" style:font-style-asian="normal" style:font-weight-asian="bold" style:font-size-complex="9pt" style:font-style-complex="normal" style:font-weight-complex="bold"/>
    </style:style>
    <style:style style:name="P89" style:family="paragraph" style:parent-style-name="Standard">
      <style:text-properties style:font-name="Arial" fo:font-size="9pt" fo:font-style="normal" fo:font-weight="bold" officeooo:rsid="00598beb" officeooo:paragraph-rsid="007ad4db" style:font-size-asian="9pt" style:font-style-asian="normal" style:font-weight-asian="bold" style:font-size-complex="9pt" style:font-style-complex="normal" style:font-weight-complex="bold"/>
    </style:style>
    <style:style style:name="P90" style:family="paragraph" style:parent-style-name="Standard">
      <style:text-properties style:font-name="Arial" fo:font-size="9pt" fo:font-style="normal" fo:font-weight="bold" officeooo:rsid="00598beb" officeooo:paragraph-rsid="007fc3f9" style:font-size-asian="9pt" style:font-style-asian="normal" style:font-weight-asian="bold" style:font-size-complex="9pt" style:font-style-complex="normal" style:font-weight-complex="bold"/>
    </style:style>
    <style:style style:name="P91" style:family="paragraph" style:parent-style-name="Standard">
      <style:text-properties style:font-name="Arial" fo:font-size="9pt" fo:font-style="normal" fo:font-weight="bold" officeooo:rsid="00598beb" officeooo:paragraph-rsid="00828797" style:font-size-asian="9pt" style:font-style-asian="normal" style:font-weight-asian="bold" style:font-size-complex="9pt" style:font-style-complex="normal" style:font-weight-complex="bold"/>
    </style:style>
    <style:style style:name="P92" style:family="paragraph" style:parent-style-name="Standard">
      <style:text-properties style:font-name="Arial" fo:font-size="9pt" fo:font-style="normal" fo:font-weight="bold" officeooo:rsid="00598beb" officeooo:paragraph-rsid="0085a87a" style:font-size-asian="9pt" style:font-style-asian="normal" style:font-weight-asian="bold" style:font-size-complex="9pt" style:font-style-complex="normal" style:font-weight-complex="bold"/>
    </style:style>
    <style:style style:name="P93" style:family="paragraph" style:parent-style-name="Standard">
      <style:text-properties style:font-name="Arial" fo:font-size="9pt" fo:font-style="normal" fo:font-weight="bold" officeooo:rsid="00598beb" officeooo:paragraph-rsid="00881eac" style:font-size-asian="9pt" style:font-style-asian="normal" style:font-weight-asian="bold" style:font-size-complex="9pt" style:font-style-complex="normal" style:font-weight-complex="bold"/>
    </style:style>
    <style:style style:name="P94" style:family="paragraph" style:parent-style-name="Standard">
      <style:text-properties style:font-name="Arial" fo:font-size="9pt" fo:font-style="normal" fo:font-weight="bold" officeooo:rsid="00598beb" officeooo:paragraph-rsid="008be422" style:font-size-asian="9pt" style:font-style-asian="normal" style:font-weight-asian="bold" style:font-size-complex="9pt" style:font-style-complex="normal" style:font-weight-complex="bold"/>
    </style:style>
    <style:style style:name="P95" style:family="paragraph" style:parent-style-name="Standard">
      <style:text-properties style:font-name="Arial" fo:font-size="9pt" fo:font-style="normal" fo:font-weight="bold" officeooo:rsid="00598beb" officeooo:paragraph-rsid="008f55e3" style:font-size-asian="9pt" style:font-style-asian="normal" style:font-weight-asian="bold" style:font-size-complex="9pt" style:font-style-complex="normal" style:font-weight-complex="bold"/>
    </style:style>
    <style:style style:name="P96" style:family="paragraph" style:parent-style-name="Standard">
      <style:text-properties style:font-name="Arial" fo:font-size="9pt" fo:font-style="normal" fo:font-weight="bold" officeooo:rsid="00598beb" officeooo:paragraph-rsid="008ff7ee" style:font-size-asian="9pt" style:font-style-asian="normal" style:font-weight-asian="bold" style:font-size-complex="9pt" style:font-style-complex="normal" style:font-weight-complex="bold"/>
    </style:style>
    <style:style style:name="P97" style:family="paragraph" style:parent-style-name="Standard">
      <style:text-properties style:font-name="Arial" fo:font-size="9pt" fo:font-style="normal" fo:font-weight="normal" officeooo:rsid="0083d3b7" officeooo:paragraph-rsid="0083d3b7" style:font-size-asian="9pt" style:font-style-asian="normal" style:font-weight-asian="normal" style:font-size-complex="9pt" style:font-style-complex="normal" style:font-weight-complex="normal"/>
    </style:style>
    <style:style style:name="P98" style:family="paragraph" style:parent-style-name="Standard">
      <style:text-properties style:font-name="Arial" fo:font-size="9pt" fo:font-style="normal" fo:font-weight="normal" officeooo:rsid="0083d3b7" officeooo:paragraph-rsid="0085a87a" style:font-size-asian="9pt" style:font-style-asian="normal" style:font-weight-asian="normal" style:font-size-complex="9pt" style:font-style-complex="normal" style:font-weight-complex="normal"/>
    </style:style>
    <style:style style:name="P99" style:family="paragraph" style:parent-style-name="Standard">
      <style:text-properties style:font-name="Arial" fo:font-size="9pt" fo:font-style="normal" fo:font-weight="normal" officeooo:rsid="0083d3b7" officeooo:paragraph-rsid="00881eac" style:font-size-asian="9pt" style:font-style-asian="normal" style:font-weight-asian="normal" style:font-size-complex="9pt" style:font-style-complex="normal" style:font-weight-complex="normal"/>
    </style:style>
    <style:style style:name="P100" style:family="paragraph" style:parent-style-name="Standard">
      <style:text-properties style:font-name="Arial" fo:font-size="9pt" fo:font-style="normal" fo:font-weight="normal" officeooo:rsid="0083d3b7" officeooo:paragraph-rsid="008be422" style:font-size-asian="9pt" style:font-style-asian="normal" style:font-weight-asian="normal" style:font-size-complex="9pt" style:font-style-complex="normal" style:font-weight-complex="normal"/>
    </style:style>
    <style:style style:name="P101" style:family="paragraph" style:parent-style-name="Standard">
      <style:text-properties style:font-name="Arial" fo:font-size="9pt" fo:font-style="normal" fo:font-weight="normal" officeooo:rsid="0083d3b7" officeooo:paragraph-rsid="008ce0a3" style:font-size-asian="9pt" style:font-style-asian="normal" style:font-weight-asian="normal" style:font-size-complex="9pt" style:font-style-complex="normal" style:font-weight-complex="normal"/>
    </style:style>
    <style:style style:name="P102" style:family="paragraph" style:parent-style-name="Standard">
      <style:text-properties fo:color="#000000" style:font-name="Arial" fo:font-size="10pt" fo:font-style="normal" fo:font-weight="bold" officeooo:rsid="00598beb" officeooo:paragraph-rsid="00707e14" style:font-size-asian="10pt" style:font-style-asian="normal" style:font-weight-asian="bold" style:font-size-complex="10pt" style:font-style-complex="normal" style:font-weight-complex="bold"/>
    </style:style>
    <style:style style:name="P103" style:family="paragraph" style:parent-style-name="Standard">
      <style:text-properties fo:color="#000000" style:font-name="Arial" fo:font-size="10pt" fo:font-style="normal" fo:font-weight="bold" officeooo:rsid="00598beb" officeooo:paragraph-rsid="009ef878" style:font-size-asian="10pt" style:font-style-asian="normal" style:font-weight-asian="bold" style:font-size-complex="10pt" style:font-style-complex="normal" style:font-weight-complex="bold"/>
    </style:style>
    <style:style style:name="P104" style:family="paragraph" style:parent-style-name="Standard">
      <style:text-properties fo:color="#000000" style:font-name="Arial" fo:font-size="10pt" fo:font-style="normal" fo:font-weight="bold" officeooo:rsid="0074061f" officeooo:paragraph-rsid="0074061f" style:font-size-asian="10pt" style:font-style-asian="normal" style:font-weight-asian="bold" style:font-size-complex="10pt" style:font-style-complex="normal" style:font-weight-complex="bold"/>
    </style:style>
    <style:style style:name="P105" style:family="paragraph" style:parent-style-name="Standard">
      <style:text-properties fo:color="#000000" style:font-name="Arial" fo:font-size="10pt" fo:font-style="normal" fo:font-weight="bold" officeooo:rsid="0074061f" officeooo:paragraph-rsid="0077849b" style:font-size-asian="10pt" style:font-style-asian="normal" style:font-weight-asian="bold" style:font-size-complex="10pt" style:font-style-complex="normal" style:font-weight-complex="bold"/>
    </style:style>
    <style:style style:name="P106" style:family="paragraph" style:parent-style-name="Standard">
      <style:text-properties fo:color="#000000" style:font-name="Arial" fo:font-size="10pt" fo:font-style="normal" fo:font-weight="bold" officeooo:rsid="0074061f" officeooo:paragraph-rsid="0077c95f" style:font-size-asian="10pt" style:font-style-asian="normal" style:font-weight-asian="bold" style:font-size-complex="10pt" style:font-style-complex="normal" style:font-weight-complex="bold"/>
    </style:style>
    <style:style style:name="P107" style:family="paragraph" style:parent-style-name="Standard">
      <style:text-properties fo:color="#000000" style:font-name="Arial" fo:font-size="10pt" fo:font-style="normal" fo:font-weight="bold" officeooo:rsid="0074061f" officeooo:paragraph-rsid="007b14a2" style:font-size-asian="10pt" style:font-style-asian="normal" style:font-weight-asian="bold" style:font-size-complex="10pt" style:font-style-complex="normal" style:font-weight-complex="bold"/>
    </style:style>
    <style:style style:name="P108" style:family="paragraph" style:parent-style-name="Standard">
      <style:text-properties fo:color="#000000" style:font-name="Arial" fo:font-size="10pt" fo:font-style="normal" fo:font-weight="bold" officeooo:rsid="0074061f" officeooo:paragraph-rsid="007fc3f9" style:font-size-asian="10pt" style:font-style-asian="normal" style:font-weight-asian="bold" style:font-size-complex="10pt" style:font-style-complex="normal" style:font-weight-complex="bold"/>
    </style:style>
    <style:style style:name="P109" style:family="paragraph" style:parent-style-name="Standard">
      <style:text-properties fo:color="#000000" style:font-name="Arial" fo:font-size="10pt" fo:font-style="normal" fo:font-weight="bold" officeooo:rsid="0074061f" officeooo:paragraph-rsid="0081a6c4" style:font-size-asian="10pt" style:font-style-asian="normal" style:font-weight-asian="bold" style:font-size-complex="10pt" style:font-style-complex="normal" style:font-weight-complex="bold"/>
    </style:style>
    <style:style style:name="P110" style:family="paragraph" style:parent-style-name="Standard">
      <style:text-properties fo:color="#000000" style:font-name="Arial" fo:font-size="10pt" fo:font-style="normal" fo:font-weight="bold" officeooo:rsid="0074061f" officeooo:paragraph-rsid="00828797" style:font-size-asian="10pt" style:font-style-asian="normal" style:font-weight-asian="bold" style:font-size-complex="10pt" style:font-style-complex="normal" style:font-weight-complex="bold"/>
    </style:style>
    <style:style style:name="P111" style:family="paragraph" style:parent-style-name="Standard">
      <style:text-properties fo:color="#000000" style:font-name="Arial" fo:font-size="10pt" fo:font-style="normal" fo:font-weight="bold" officeooo:rsid="0074061f" officeooo:paragraph-rsid="0085a87a" style:font-size-asian="10pt" style:font-style-asian="normal" style:font-weight-asian="bold" style:font-size-complex="10pt" style:font-style-complex="normal" style:font-weight-complex="bold"/>
    </style:style>
    <style:style style:name="P112" style:family="paragraph" style:parent-style-name="Standard">
      <style:text-properties fo:color="#000000" style:font-name="Arial" fo:font-size="10pt" fo:font-style="normal" fo:font-weight="bold" officeooo:rsid="0074061f" officeooo:paragraph-rsid="00881eac" style:font-size-asian="10pt" style:font-style-asian="normal" style:font-weight-asian="bold" style:font-size-complex="10pt" style:font-style-complex="normal" style:font-weight-complex="bold"/>
    </style:style>
    <style:style style:name="P113" style:family="paragraph" style:parent-style-name="Standard">
      <style:text-properties fo:color="#000000" style:font-name="Arial" fo:font-size="10pt" fo:font-style="normal" fo:font-weight="bold" officeooo:rsid="0074061f" officeooo:paragraph-rsid="008be422" style:font-size-asian="10pt" style:font-style-asian="normal" style:font-weight-asian="bold" style:font-size-complex="10pt" style:font-style-complex="normal" style:font-weight-complex="bold"/>
    </style:style>
    <style:style style:name="P114" style:family="paragraph" style:parent-style-name="Standard">
      <style:text-properties fo:color="#000000" style:font-name="Arial" fo:font-size="10pt" fo:font-style="normal" fo:font-weight="bold" officeooo:rsid="0074061f" officeooo:paragraph-rsid="008f55e3" style:font-size-asian="10pt" style:font-style-asian="normal" style:font-weight-asian="bold" style:font-size-complex="10pt" style:font-style-complex="normal" style:font-weight-complex="bold"/>
    </style:style>
    <style:style style:name="P115" style:family="paragraph" style:parent-style-name="Standard">
      <style:text-properties fo:color="#000000" style:font-name="Arial" fo:font-size="10pt" fo:font-style="normal" fo:font-weight="bold" officeooo:rsid="0074061f" officeooo:paragraph-rsid="008ff7ee" style:font-size-asian="10pt" style:font-style-asian="normal" style:font-weight-asian="bold" style:font-size-complex="10pt" style:font-style-complex="normal" style:font-weight-complex="bold"/>
    </style:style>
    <style:style style:name="P116" style:family="paragraph" style:parent-style-name="Standard">
      <style:text-properties fo:color="#000000" style:font-name="Arial" fo:font-size="10pt" fo:font-style="normal" fo:font-weight="bold" officeooo:rsid="0074061f" officeooo:paragraph-rsid="009ef878" style:font-size-asian="10pt" style:font-style-asian="normal" style:font-weight-asian="bold" style:font-size-complex="10pt" style:font-style-complex="normal" style:font-weight-complex="bold"/>
    </style:style>
    <style:style style:name="P117" style:family="paragraph" style:parent-style-name="Standard">
      <style:text-properties fo:color="#000000" style:font-name="Arial" fo:font-size="10pt" fo:font-style="italic" fo:font-weight="bold" officeooo:rsid="00598beb" officeooo:paragraph-rsid="00707e14" style:font-size-asian="10pt" style:font-style-asian="italic" style:font-weight-asian="bold" style:font-size-complex="10pt" style:font-style-complex="italic" style:font-weight-complex="bold"/>
    </style:style>
    <style:style style:name="P118" style:family="paragraph" style:parent-style-name="Standard">
      <style:text-properties officeooo:paragraph-rsid="008ce0a3"/>
    </style:style>
    <style:style style:name="P119" style:family="paragraph" style:parent-style-name="Text_20_body">
      <style:text-properties fo:color="#000000" style:font-name="Arial" fo:font-size="10pt" officeooo:paragraph-rsid="00753aac" style:font-size-asian="10pt" style:font-size-complex="10pt"/>
    </style:style>
    <style:style style:name="P120" style:family="paragraph" style:parent-style-name="Text_20_body">
      <style:text-properties fo:color="#000000" style:font-name="Arial" fo:font-size="10pt" officeooo:paragraph-rsid="0075ca20" style:font-size-asian="10pt" style:font-size-complex="10pt"/>
    </style:style>
    <style:style style:name="T1" style:family="text">
      <style:text-properties officeooo:rsid="00153e09"/>
    </style:style>
    <style:style style:name="T2" style:family="text">
      <style:text-properties officeooo:rsid="001b72ab"/>
    </style:style>
    <style:style style:name="T3" style:family="text">
      <style:text-properties officeooo:rsid="0022bc1f"/>
    </style:style>
    <style:style style:name="T4" style:family="text">
      <style:text-properties officeooo:rsid="00241eaa"/>
    </style:style>
    <style:style style:name="T5" style:family="text">
      <style:text-properties officeooo:rsid="00247e21"/>
    </style:style>
    <style:style style:name="T6" style:family="text">
      <style:text-properties officeooo:rsid="0026dc65"/>
    </style:style>
    <style:style style:name="T7" style:family="text">
      <style:text-properties officeooo:rsid="00298310"/>
    </style:style>
    <style:style style:name="T8" style:family="text">
      <style:text-properties officeooo:rsid="002a85c7"/>
    </style:style>
    <style:style style:name="T9" style:family="text">
      <style:text-properties fo:font-weight="bold" style:font-weight-asian="bold" style:font-weight-complex="bold"/>
    </style:style>
    <style:style style:name="T10" style:family="text">
      <style:text-properties fo:font-weight="bold" officeooo:rsid="0030e121" style:font-weight-asian="bold" style:font-weight-complex="bold"/>
    </style:style>
    <style:style style:name="T11" style:family="text">
      <style:text-properties fo:font-weight="bold" officeooo:rsid="0037bae9" style:font-weight-asian="bold" style:font-weight-complex="bold"/>
    </style:style>
    <style:style style:name="T12" style:family="text">
      <style:text-properties fo:font-weight="bold" officeooo:rsid="0051cd58" style:font-weight-asian="bold" style:font-weight-complex="bold"/>
    </style:style>
    <style:style style:name="T13" style:family="text">
      <style:text-properties fo:font-weight="bold" officeooo:rsid="005742df" style:font-weight-asian="bold" style:font-weight-complex="bold"/>
    </style:style>
    <style:style style:name="T14" style:family="text">
      <style:text-properties officeooo:rsid="002c5e3b"/>
    </style:style>
    <style:style style:name="T15" style:family="text">
      <style:text-properties officeooo:rsid="002e6532"/>
    </style:style>
    <style:style style:name="T16" style:family="text">
      <style:text-properties officeooo:rsid="0030e121"/>
    </style:style>
    <style:style style:name="T17" style:family="text">
      <style:text-properties officeooo:rsid="0037bae9"/>
    </style:style>
    <style:style style:name="T18" style:family="text">
      <style:text-properties officeooo:rsid="004a0d0e"/>
    </style:style>
    <style:style style:name="T19" style:family="text">
      <style:text-properties officeooo:rsid="004e1fd2"/>
    </style:style>
    <style:style style:name="T20" style:family="text">
      <style:text-properties officeooo:rsid="0050d8e2"/>
    </style:style>
    <style:style style:name="T21" style:family="text">
      <style:text-properties officeooo:rsid="0051cd58"/>
    </style:style>
    <style:style style:name="T22" style:family="text">
      <style:text-properties officeooo:rsid="00556f49"/>
    </style:style>
    <style:style style:name="T23" style:family="text">
      <style:text-properties officeooo:rsid="0059b8d9"/>
    </style:style>
    <style:style style:name="T24" style:family="text">
      <style:text-properties officeooo:rsid="005b66ad"/>
    </style:style>
    <style:style style:name="T25" style:family="text">
      <style:text-properties fo:font-weight="normal"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8ce0a3"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98beb" style:font-style-asian="italic" style:font-weight-asian="normal" style:font-style-complex="italic" style:font-weight-complex="normal"/>
    </style:style>
    <style:style style:name="T30" style:family="text">
      <style:text-properties fo:font-style="italic" fo:font-weight="normal" officeooo:rsid="0077849b" style:font-style-asian="italic" style:font-weight-asian="normal" style:font-style-complex="italic" style:font-weight-complex="normal"/>
    </style:style>
    <style:style style:name="T31" style:family="text">
      <style:text-properties fo:font-style="italic" fo:font-weight="normal" officeooo:rsid="007975de" style:font-style-asian="italic" style:font-weight-asian="normal" style:font-style-complex="italic" style:font-weight-complex="normal"/>
    </style:style>
    <style:style style:name="T32" style:family="text">
      <style:text-properties fo:font-style="italic" fo:font-weight="normal" officeooo:rsid="007b14a2" style:font-style-asian="italic" style:font-weight-asian="normal" style:font-style-complex="italic" style:font-weight-complex="normal"/>
    </style:style>
    <style:style style:name="T33" style:family="text">
      <style:text-properties fo:font-style="italic" fo:font-weight="normal" officeooo:rsid="007ef60e" style:font-style-asian="italic" style:font-weight-asian="normal" style:font-style-complex="italic" style:font-weight-complex="normal"/>
    </style:style>
    <style:style style:name="T34" style:family="text">
      <style:text-properties fo:font-style="italic" fo:font-weight="normal" officeooo:rsid="007fc3f9" style:font-style-asian="italic" style:font-weight-asian="normal" style:font-style-complex="italic" style:font-weight-complex="normal"/>
    </style:style>
    <style:style style:name="T35" style:family="text">
      <style:text-properties fo:font-style="italic" fo:font-weight="normal" officeooo:rsid="0081a6c4" style:font-style-asian="italic" style:font-weight-asian="normal" style:font-style-complex="italic" style:font-weight-complex="normal"/>
    </style:style>
    <style:style style:name="T36" style:family="text">
      <style:text-properties fo:font-style="italic" fo:font-weight="normal" officeooo:rsid="00828797" style:font-style-asian="italic" style:font-weight-asian="normal" style:font-style-complex="italic" style:font-weight-complex="normal"/>
    </style:style>
    <style:style style:name="T37" style:family="text">
      <style:text-properties fo:font-style="italic" fo:font-weight="normal" officeooo:rsid="0087519a" style:font-style-asian="italic" style:font-weight-asian="normal" style:font-style-complex="italic" style:font-weight-complex="normal"/>
    </style:style>
    <style:style style:name="T38" style:family="text">
      <style:text-properties fo:font-style="italic" fo:font-weight="normal" officeooo:rsid="00881eac" style:font-style-asian="italic" style:font-weight-asian="normal" style:font-style-complex="italic" style:font-weight-complex="normal"/>
    </style:style>
    <style:style style:name="T39" style:family="text">
      <style:text-properties fo:font-style="italic" fo:font-weight="normal" officeooo:rsid="008f55e3" style:font-style-asian="italic" style:font-weight-asian="normal" style:font-style-complex="italic" style:font-weight-complex="normal"/>
    </style:style>
    <style:style style:name="T40" style:family="text">
      <style:text-properties fo:font-size="9pt" fo:font-style="italic" fo:font-weight="normal" style:font-size-asian="9pt" style:font-style-asian="italic" style:font-weight-asian="normal" style:font-size-complex="9pt" style:font-style-complex="italic" style:font-weight-complex="normal"/>
    </style:style>
    <style:style style:name="T41" style:family="text">
      <style:text-properties fo:font-size="9pt" fo:font-style="italic" fo:font-weight="normal" officeooo:rsid="0077849b" style:font-size-asian="9pt" style:font-style-asian="italic" style:font-weight-asian="normal" style:font-size-complex="9pt" style:font-style-complex="italic" style:font-weight-complex="normal"/>
    </style:style>
    <style:style style:name="T42" style:family="text">
      <style:text-properties fo:font-size="9pt" fo:font-style="italic" fo:font-weight="normal" officeooo:rsid="007b14a2" style:font-size-asian="9pt" style:font-style-asian="italic" style:font-weight-asian="normal" style:font-size-complex="9pt" style:font-style-complex="italic" style:font-weight-complex="normal"/>
    </style:style>
    <style:style style:name="T43" style:family="text">
      <style:text-properties fo:font-size="9pt" fo:font-style="italic" fo:font-weight="normal" officeooo:rsid="007ef60e" style:font-size-asian="9pt" style:font-style-asian="italic" style:font-weight-asian="normal" style:font-size-complex="9pt" style:font-style-complex="italic" style:font-weight-complex="normal"/>
    </style:style>
    <style:style style:name="T44" style:family="text">
      <style:text-properties fo:font-size="9pt" fo:font-weight="normal" style:font-weight-asian="normal" style:font-weight-complex="normal"/>
    </style:style>
    <style:style style:name="T45" style:family="text">
      <style:text-properties officeooo:rsid="00674bb8"/>
    </style:style>
    <style:style style:name="T46" style:family="text">
      <style:text-properties officeooo:rsid="006a5200"/>
    </style:style>
    <style:style style:name="T47" style:family="text">
      <style:text-properties officeooo:rsid="00707e14"/>
    </style:style>
    <style:style style:name="T48" style:family="text">
      <style:text-properties fo:color="#999999" style:font-name="Arial" fo:font-style="italic" fo:font-weight="normal" officeooo:rsid="00598beb" style:font-style-asian="italic" style:font-weight-asian="normal" style:font-style-complex="italic" style:font-weight-complex="normal"/>
    </style:style>
    <style:style style:name="T49" style:family="text">
      <style:text-properties officeooo:rsid="00753aac"/>
    </style:style>
    <style:style style:name="T50" style:family="text">
      <style:text-properties style:font-name="Arial" fo:font-size="9pt" fo:font-style="italic" fo:font-weight="normal" officeooo:rsid="00598beb" style:font-style-asian="italic" style:font-weight-asian="normal" style:font-style-complex="italic" style:font-weight-complex="normal"/>
    </style:style>
    <style:style style:name="T51" style:family="text">
      <style:text-properties style:font-name="Arial" fo:font-size="9pt" fo:font-style="italic" fo:font-weight="normal" officeooo:rsid="00598beb" style:font-size-asian="9pt" style:font-style-asian="italic" style:font-weight-asian="normal" style:font-size-complex="9pt" style:font-style-complex="italic" style:font-weight-complex="normal"/>
    </style:style>
    <style:style style:name="T52" style:family="text">
      <style:text-properties style:font-name="Arial" fo:font-size="9pt" fo:font-style="italic" fo:font-weight="normal" officeooo:rsid="0081f01d" style:font-size-asian="9pt" style:font-style-asian="italic" style:font-weight-asian="normal" style:font-size-complex="9pt" style:font-style-complex="italic" style:font-weight-complex="normal"/>
    </style:style>
    <style:style style:name="T53" style:family="text">
      <style:text-properties fo:color="#000000" fo:font-style="italic" style:font-style-asian="italic" style:font-style-complex="italic"/>
    </style:style>
    <style:style style:name="T54" style:family="text">
      <style:text-properties officeooo:rsid="007fc3f9"/>
    </style:style>
    <style:style style:name="T55" style:family="text">
      <style:text-properties officeooo:rsid="00828797"/>
    </style:style>
    <style:style style:name="T56" style:family="text">
      <style:text-properties officeooo:rsid="0085a87a"/>
    </style:style>
    <style:style style:name="T57" style:family="text">
      <style:text-properties officeooo:rsid="00881eac"/>
    </style:style>
    <style:style style:name="T58" style:family="text">
      <style:text-properties officeooo:rsid="00885385"/>
    </style:style>
    <style:style style:name="T59" style:family="text">
      <style:text-properties officeooo:rsid="008be422"/>
    </style:style>
    <style:style style:name="T60" style:family="text">
      <style:text-properties style:font-name="Arial" fo:font-size="9pt" fo:font-style="italic" fo:font-weight="normal" style:font-size-asian="9pt" style:font-style-asian="italic" style:font-weight-asian="normal" style:font-size-complex="9pt" style:font-style-complex="italic" style:font-weight-complex="normal"/>
    </style:style>
    <style:style style:name="T61" style:family="text">
      <style:text-properties officeooo:rsid="008f55e3"/>
    </style:style>
    <style:style style:name="T62" style:family="text">
      <style:text-properties officeooo:rsid="009ef878"/>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E ASSOCIATIONS</text:p>
      <text:p text:style-name="P1"/>
      <text:p text:style-name="P49">// La Tente des Glaneurs</text:p>
      <text:p text:style-name="P4"/>
      <text:p text:style-name="P4">adresse </text:p>
      <text:p text:style-name="P20">Jean-Loup Lemaire</text:p>
      <text:p text:style-name="P21">165 boulevard de la liberté </text:p>
      <text:p text:style-name="P21">59000 Lille</text:p>
      <text:p text:style-name="P20"/>
      <text:p text:style-name="P4">Téléphone</text:p>
      <text:p text:style-name="P20">06.81.56.21.28</text:p>
      <text:p text:style-name="P20"/>
      <text:p text:style-name="P4">Mail</text:p>
      <text:p text:style-name="P20">contact@latentedesglaneurs.fr</text:p>
      <text:p text:style-name="P4"/>
      <text:p text:style-name="P4"/>
      <text:p text:style-name="P4"/>
      <text:p text:style-name="P49">// Les Gars’Pilleurs</text:p>
      <text:p text:style-name="P49"/>
      <text:p text:style-name="P4">adresse </text:p>
      <text:p text:style-name="P20">?</text:p>
      <text:p text:style-name="P20"/>
      <text:p text:style-name="P4">Téléphone</text:p>
      <text:p text:style-name="P20">?</text:p>
      <text:p text:style-name="P20"/>
      <text:p text:style-name="P4">Mail</text:p>
      <text:p text:style-name="P20">?</text:p>
      <text:p text:style-name="P20"/>
      <text:p text:style-name="P50"/>
      <text:p text:style-name="P50">// <text:span text:style-name="T1">Banques Alimentaire du Nord</text:span></text:p>
      <text:p text:style-name="P57"/>
      <text:p text:style-name="P5">adresse </text:p>
      <text:p text:style-name="P36">2ème Rue -Batiment A</text:p>
      <text:p text:style-name="P36">Port Fluvial de Lille</text:p>
      <text:p text:style-name="P36">59000 Lille</text:p>
      <text:p text:style-name="P36"/>
      <text:p text:style-name="P5">Téléphone</text:p>
      <text:p text:style-name="P21">?</text:p>
      <text:p text:style-name="P21"/>
      <text:p text:style-name="P5">Mail</text:p>
      <text:p text:style-name="P21">?</text:p>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ISTE <text:span text:style-name="T2">COMMERCES</text:span></text:p>
      <text:p text:style-name="P2"/>
      <text:p text:style-name="P51">// <text:span text:style-name="T3">Basilic&amp;Co</text:span></text:p>
      <text:p text:style-name="P6"/>
      <text:p text:style-name="P6">adresse </text:p>
      <text:p text:style-name="P22"><text:span text:style-name="T3">80 Rue Nationale</text:span> </text:p>
      <text:p text:style-name="P22">59<text:span text:style-name="T3">8</text:span>00 Lille</text:p>
      <text:p text:style-name="P22"/>
      <text:p text:style-name="P6">Téléphone</text:p>
      <text:p text:style-name="P25">0<text:span text:style-name="T6">3</text:span>.<text:span text:style-name="T6">20</text:span>.<text:span text:style-name="T6">92</text:span>.<text:span text:style-name="T6">66</text:span>.<text:span text:style-name="T6">72</text:span></text:p>
      <text:p text:style-name="P22"/>
      <text:p text:style-name="P6">Mail</text:p>
      <text:p text:style-name="P22">?</text:p>
      <text:p text:style-name="P22"/>
      <text:p text:style-name="P16">Siret - <text:span text:style-name="T14">Siren</text:span></text:p>
      <text:p text:style-name="P43">?</text:p>
      <text:p text:style-name="P22"/>
      <text:p text:style-name="P52"/>
      <text:p text:style-name="P52">// <text:span text:style-name="T5">Daily-juicery</text:span></text:p>
      <text:p text:style-name="P8"/>
      <text:p text:style-name="P8">adresse </text:p>
      <text:p text:style-name="P37">380 Rue Léon Gambetta</text:p>
      <text:p text:style-name="P24">59<text:span text:style-name="T3">8</text:span>00 Lille</text:p>
      <text:p text:style-name="P24"/>
      <text:p text:style-name="P8">Téléphone</text:p>
      <text:p text:style-name="P27">0<text:span text:style-name="T8">3</text:span>.<text:span text:style-name="T8">20</text:span>.<text:span text:style-name="T8">30</text:span>.<text:span text:style-name="T8">79</text:span>.<text:span text:style-name="T8">73</text:span></text:p>
      <text:p text:style-name="P24"/>
      <text:p text:style-name="P8">Mail</text:p>
      <text:p text:style-name="P38"><text:a xlink:type="simple" xlink:href="mailto:thedailyjuicery@gmail" text:style-name="Internet_20_link" text:visited-style-name="Visited_20_Internet_20_Link">thedailyjuicery@gmail</text:a></text:p>
      <text:p text:style-name="P38"/>
      <text:p text:style-name="P14">Siret - <text:span text:style-name="T14">Siren</text:span></text:p>
      <text:p text:style-name="P41">?</text:p>
      <text:p text:style-name="P30"/>
      <text:p text:style-name="P24"/>
      <text:p text:style-name="P52"/>
      <text:p text:style-name="P52">// <text:span text:style-name="T5">Boulangerie-Mathieu</text:span></text:p>
      <text:p text:style-name="P8"/>
      <text:p text:style-name="P8">adresse </text:p>
      <text:p text:style-name="P37">82 Rue du Molinel</text:p>
      <text:p text:style-name="P24">59<text:span text:style-name="T3">8</text:span>00 Lille</text:p>
      <text:p text:style-name="P24"/>
      <text:p text:style-name="P8">Téléphone</text:p>
      <text:p text:style-name="P27">0<text:span text:style-name="T8">3</text:span>.<text:span text:style-name="T8">20</text:span>.<text:span text:style-name="T8">55</text:span>.<text:span text:style-name="T8">66</text:span>.<text:span text:style-name="T8">57</text:span></text:p>
      <text:p text:style-name="P24"/>
      <text:p text:style-name="P8">Mail</text:p>
      <text:p text:style-name="P24">?</text:p>
      <text:p text:style-name="P24"/>
      <text:p text:style-name="P12">Siret - <text:span text:style-name="T14">Siren</text:span></text:p>
      <text:p text:style-name="P39"><text:span text:style-name="T9">795335793</text:span>00027</text:p>
      <text:p text:style-name="P28"/>
      <text:p text:style-name="P28"/>
      <text:p text:style-name="P28"/>
      <text:p text:style-name="P83"/>
      <text:p text:style-name="P83"/>
      <text:p text:style-name="P83"/>
      <text:p text:style-name="P83"/>
      <text:p text:style-name="P83"/>
      <text:p text:style-name="P83"/>
      <text:p text:style-name="P83"/>
      <text:p text:style-name="P83"/>
      <text:p text:style-name="P40"/>
      <text:p text:style-name="P45"/>
      <text:p text:style-name="P56"><text:soft-page-break/>// <text:span text:style-name="T19">Paul</text:span></text:p>
      <text:p text:style-name="P56"/>
      <text:p text:style-name="P11">adresse </text:p>
      <text:p text:style-name="P47"><text:span text:style-name="T20">19</text:span> <text:span text:style-name="T20">Place Général de Gaulle</text:span></text:p>
      <text:p text:style-name="P34">59<text:span text:style-name="T3">8</text:span>00 Lille</text:p>
      <text:p text:style-name="P34"/>
      <text:p text:style-name="P11">Téléphone</text:p>
      <text:p text:style-name="P34">0<text:span text:style-name="T8">3</text:span>.<text:span text:style-name="T8">20</text:span>.<text:span text:style-name="T20">57</text:span>.<text:span text:style-name="T20">40</text:span>.<text:span text:style-name="T20">99</text:span></text:p>
      <text:p text:style-name="P34"/>
      <text:p text:style-name="P11">Mail</text:p>
      <text:p text:style-name="P34">?</text:p>
      <text:p text:style-name="P34"/>
      <text:p text:style-name="P17">Siret - <text:span text:style-name="T14">Siren</text:span></text:p>
      <text:p text:style-name="P45"><text:span text:style-name="T12">403052111</text:span>00<text:span text:style-name="T21">420</text:span></text:p>
      <text:p text:style-name="P56"/>
      <text:p text:style-name="P56"/>
      <text:p text:style-name="P56">// <text:span text:style-name="T19">Big Fernand</text:span></text:p>
      <text:p text:style-name="P56"/>
      <text:p text:style-name="P11">adresse </text:p>
      <text:p text:style-name="P48">Kuoni Voyages 107 r Esquermoise</text:p>
      <text:p text:style-name="P34">59<text:span text:style-name="T3">8</text:span>00 Lille</text:p>
      <text:p text:style-name="P34"/>
      <text:p text:style-name="P11">Téléphone</text:p>
      <text:p text:style-name="P34">0<text:span text:style-name="T8">3</text:span>.<text:span text:style-name="T8">20</text:span>.<text:span text:style-name="T22">94</text:span>.<text:span text:style-name="T22">77</text:span>.<text:span text:style-name="T22">76</text:span></text:p>
      <text:p text:style-name="P34"/>
      <text:p text:style-name="P11">Mail</text:p>
      <text:p text:style-name="P34">?</text:p>
      <text:p text:style-name="P34"/>
      <text:p text:style-name="P17">Siret - <text:span text:style-name="T14">Siren</text:span></text:p>
      <text:p text:style-name="P45"><text:span text:style-name="T13">830134458</text:span>00<text:span text:style-name="T16">017</text:span></text:p>
      <text:p text:style-name="P40"/>
      <text:p text:style-name="P40"/>
      <text:p text:style-name="P4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LISTE <text:span text:style-name="T18">PRODUITS</text:span></text:p>
      <text:p text:style-name="P3"/>
      <text:p text:style-name="P54">// <text:span text:style-name="T3">Basilic&amp;Co</text:span></text:p>
      <text:p text:style-name="P63">- <text:span text:style-name="T46">Pizza Savoyarde</text:span></text:p>
      <text:p text:style-name="P80">31 cm</text:p>
      <text:p text:style-name="P63"><text:span text:style-name="T40">Crème fraîche, mozzarella artisanale française, lardons fumés, Reblochon de Savoie AOP et fondue d’oignons maison. </text:span></text:p>
      <text:p text:style-name="P63"><text:span text:style-name="T40"/></text:p>
      <text:p text:style-name="P105"><text:span text:style-name="T26">Prix</text:span></text:p>
      <text:p text:style-name="P105"><text:span text:style-name="T30">14,90</text:span><text:span text:style-name="T28"> euros</text:span></text:p>
      <text:p text:style-name="P62"/>
      <text:p text:style-name="P62">- <text:span text:style-name="T46">Pizza 4 Fromages Des Alpes</text:span></text:p>
      <text:p text:style-name="P80">31 cm</text:p>
      <text:p text:style-name="P62"><text:span text:style-name="T40">Sauce tomate BIO maison, mozzarella artisanale française, Tome des Bauges AOP, Bleu du Vercors AOP, Reblochon de Savoie AOP et origan. </text:span></text:p>
      <text:p text:style-name="P62"><text:span text:style-name="T40"/></text:p>
      <text:p text:style-name="P106"><text:span text:style-name="T26">Prix</text:span></text:p>
      <text:p text:style-name="P106"><text:span text:style-name="T41">14,90</text:span><text:span text:style-name="T40"> euros</text:span></text:p>
      <text:p text:style-name="P62"/>
      <text:p text:style-name="P62">- <text:span text:style-name="T46">Pizza Bourguigonne</text:span></text:p>
      <text:p text:style-name="P80">31 cm</text:p>
      <text:p text:style-name="P62"><text:span text:style-name="T28">Sauce tomate BIO maison, mozzarella artisanale française, bœuf haché BIO, fondue d’oignons maison, filet de crème et origan. </text:span></text:p>
      <text:p text:style-name="P62"><text:span text:style-name="T28"/></text:p>
      <text:p text:style-name="P106"><text:span text:style-name="T26">Prix</text:span></text:p>
      <text:p text:style-name="P106"><text:span text:style-name="T30">1</text:span><text:span text:style-name="T31">5</text:span><text:span text:style-name="T30">,90</text:span><text:span text:style-name="T28"> euros</text:span></text:p>
      <text:p text:style-name="P62"><text:span text:style-name="T28"/></text:p>
      <text:p text:style-name="P64">- <text:span text:style-name="T46">Pizza Baugienne</text:span></text:p>
      <text:p text:style-name="P82">31 cm</text:p>
      <text:p text:style-name="P64"><text:span text:style-name="T28">Crème fraîche, mozzarella artisanale française, champignons frais, lardons fumés, Tome des Bauges AOP et ciboulette fraîche. </text:span></text:p>
      <text:p text:style-name="P64"><text:span text:style-name="T28"/></text:p>
      <text:p text:style-name="P106"><text:span text:style-name="T26">Prix</text:span></text:p>
      <text:p text:style-name="P106"><text:span text:style-name="T30">1</text:span><text:span text:style-name="T31">5</text:span><text:span text:style-name="T30">,90</text:span><text:span text:style-name="T28"> euros</text:span></text:p>
      <text:p text:style-name="P44"/>
      <text:p text:style-name="P54"/>
      <text:p text:style-name="P79"/>
      <text:p text:style-name="P54">// <text:span text:style-name="T5">Daily-juicery</text:span></text:p>
      <text:p text:style-name="P65"/>
      <text:p text:style-name="P65">- <text:span text:style-name="T47">Green 5,0 – Jus Detox 100% Naturel</text:span></text:p>
      <text:p text:style-name="P102"><text:span text:style-name="T28">Concombre - Pomme - Chou kale -Céleri - Laitue - Menthe - Citron vert </text:span></text:p>
      <text:p text:style-name="P117"><text:span text:style-name="T44"/></text:p>
      <text:p text:style-name="P117"><text:span text:style-name="T44">&gt; Allié minceur <text:s/>&gt; Vitamines C  et K1 <text:s/>&gt; Contribue au renforcement des os</text:span><text:span text:style-name="T25"> </text:span></text:p>
      <text:p text:style-name="P102"><text:span text:style-name="T28"/></text:p>
      <text:p text:style-name="P104"><text:span text:style-name="T26">Prix</text:span></text:p>
      <text:p text:style-name="P104"><text:span text:style-name="T28">7 euros</text:span></text:p>
      <text:p text:style-name="P104"><text:span text:style-name="T28"/></text:p>
      <text:p text:style-name="P66"/>
      <text:p text:style-name="P66">- <text:span text:style-name="T49">Roots 1,2 – Jus Detox 100% Naturel</text:span></text:p>
      <text:p text:style-name="P119"><text:span text:style-name="T29">Orange - Pomme - Carotte - Betterave - </text:span> Gingembre - Citron vert</text:p>
      <text:p text:style-name="P120"><text:span text:style-name="T50">&gt; Aide à protéger des maladies <text:s/>&gt; Energisant <text:s/>&gt; Vitamines C  <text:s/>&gt; Aide la circulation du sang</text:span><text:span text:style-name="T48"><text:line-break/></text:span></text:p>
      <text:p text:style-name="P107"><text:span text:style-name="T26">Prix</text:span></text:p>
      <text:p text:style-name="P107"><text:span text:style-name="T28">7 euros</text:span></text:p>
      <text:p text:style-name="P65"/>
      <text:p text:style-name="P10"/>
      <text:p text:style-name="P32"/>
      <text:p text:style-name="P54"/>
      <text:p text:style-name="P54"/>
      <text:p text:style-name="P54"/>
      <text:p text:style-name="P33"/>
      <text:p text:style-name="P55"/>
      <text:p text:style-name="P55"><text:soft-page-break/>// <text:span text:style-name="T5">Boulangerie-Mathieu</text:span></text:p>
      <text:p text:style-name="P18"/>
      <text:p text:style-name="P18">- <text:span text:style-name="T23">Pain Aux Fromages</text:span></text:p>
      <text:p text:style-name="P18"><text:span text:style-name="Strong_20_Emphasis"><text:span text:style-name="T40">Farine :</text:span></text:span><text:span text:style-name="T40"> type 65 label rouge, emmental, mimolette. </text:span></text:p>
      <text:p text:style-name="P18"><text:span text:style-name="T40"/></text:p>
      <text:p text:style-name="P107"><text:span text:style-name="T26">Prix</text:span></text:p>
      <text:p text:style-name="P107"><text:span text:style-name="T42">1,5</text:span><text:span text:style-name="T43">0</text:span><text:span text:style-name="T40"> euros</text:span></text:p>
      <text:p text:style-name="P18"/>
      <text:p text:style-name="P18">- <text:span text:style-name="T23">Pain Aux Olives</text:span></text:p>
      <text:p text:style-name="P61"><text:span text:style-name="Strong_20_Emphasis"><text:span text:style-name="T28">Farine :</text:span></text:span><text:span text:style-name="T28"> type 65 label rouge, olives vertes, herbes de Provence, huile d’olive.</text:span></text:p>
      <text:p text:style-name="P61"><text:span text:style-name="T28"/></text:p>
      <text:p text:style-name="P107"><text:span text:style-name="T26">Prix</text:span></text:p>
      <text:p text:style-name="P107"><text:span text:style-name="T32">1,4</text:span><text:span text:style-name="T33">5</text:span><text:span text:style-name="T28"> euros</text:span></text:p>
      <text:p text:style-name="P61"><text:span text:style-name="T28"/></text:p>
      <text:p text:style-name="P61">- <text:span text:style-name="T45">Pain Au Chorizo</text:span></text:p>
      <text:p text:style-name="P61"><text:span text:style-name="Strong_20_Emphasis"><text:span text:style-name="T40">Farine :</text:span></text:span><text:span text:style-name="T40"> type 65 label rouge, chorizo, épices mexicaines. </text:span></text:p>
      <text:p text:style-name="P61"><text:span text:style-name="T40"/></text:p>
      <text:p text:style-name="P107"><text:span text:style-name="T26">Prix</text:span></text:p>
      <text:p text:style-name="P107"><text:span text:style-name="T42">1,40</text:span><text:span text:style-name="T40"> euros</text:span></text:p>
      <text:p text:style-name="P18"/>
      <text:p text:style-name="P18">- <text:span text:style-name="T23">Pain Tradition</text:span></text:p>
      <text:p text:style-name="P18"><text:span text:style-name="Strong_20_Emphasis"><text:span text:style-name="T28">Farine :</text:span></text:span><text:span text:style-name="T28"> t65 label rouge, levain liquide de blé. </text:span></text:p>
      <text:p text:style-name="P18"><text:span text:style-name="T28"/></text:p>
      <text:p text:style-name="P107"><text:span text:style-name="T26">Prix</text:span></text:p>
      <text:p text:style-name="P107"><text:span text:style-name="T32">1,3</text:span><text:span text:style-name="T33">5</text:span><text:span text:style-name="T28"> euros</text:span></text:p>
      <text:p text:style-name="P18"/>
      <text:p text:style-name="P18">- <text:span text:style-name="T24">Pain Segles (sans blé)</text:span></text:p>
      <text:p text:style-name="P18"><text:span text:style-name="Strong_20_Emphasis"><text:span text:style-name="T28">Farine :</text:span></text:span><text:span text:style-name="T28"> bio seigle type 130 sur meule de pierre, levain dur de seigle. </text:span></text:p>
      <text:p text:style-name="P18"><text:span text:style-name="T28"/></text:p>
      <text:p text:style-name="P107"><text:span text:style-name="T26">Prix</text:span></text:p>
      <text:p text:style-name="P107"><text:span text:style-name="T32">1,8</text:span><text:span text:style-name="T33">5</text:span><text:span text:style-name="T28"> euros</text:span></text:p>
      <text:p text:style-name="P18"/>
      <text:p text:style-name="P19"/>
      <text:p text:style-name="P35"/>
      <text:p text:style-name="P55">// <text:span text:style-name="T19">Paul</text:span></text:p>
      <text:p text:style-name="P67">- <text:span text:style-name="T54">Le Fromage Blanc Miel Et Granola</text:span></text:p>
      <text:p text:style-name="P67"><text:span text:style-name="T40"/></text:p>
      <text:p text:style-name="P89"><text:span text:style-name="T28">Finissez votre déjeuner sur une note sucrée avec ce dessert gourmand. Un fromage blanc accompagné d'un granola enrichi de cranberries, raisins secs et d'amandes effilées. </text:span></text:p>
      <text:p text:style-name="P89"><text:span text:style-name="T28"/></text:p>
      <text:p text:style-name="P101"><text:span text:style-name="T28">Gluten – blé – lait – fruits à coque – noix - sulfite</text:span></text:p>
      <text:p text:style-name="P89"><text:span text:style-name="T28"/></text:p>
      <text:p text:style-name="P108"><text:span text:style-name="T26">Prix</text:span></text:p>
      <text:p text:style-name="P108"><text:span text:style-name="T34">3</text:span><text:span text:style-name="T32">,8</text:span><text:span text:style-name="T34">2</text:span><text:span text:style-name="T28"> euros</text:span></text:p>
      <text:p text:style-name="P89"><text:span text:style-name="T28"/></text:p>
      <text:p text:style-name="P68"/>
      <text:p text:style-name="P68">- <text:span text:style-name="T54">Le Riz Au Lait Mangue</text:span></text:p>
      <text:p text:style-name="P90"><text:span text:style-name="T28"/></text:p>
      <text:p text:style-name="P118"><text:span text:style-name="T51">Un desse</text:span><text:span text:style-name="T52">r</text:span><text:span text:style-name="T51">t délicieusement crémeux accompagné de mangues. </text:span><text:span text:style-name="T60">Ce riz au mait est composé de compote mangue ctron vert, de riz au lait de coco et de graines de chia. </text:span><text:span text:style-name="T51"><text:s/></text:span></text:p>
      <text:p text:style-name="P118"><text:span text:style-name="T51"/></text:p>
      <text:p text:style-name="P101"><text:span text:style-name="T51">Gluten – </text:span><text:span text:style-name="T27">avoine – lait – fruit à coque - amande</text:span></text:p>
      <text:p text:style-name="P90"><text:span text:style-name="T28"/></text:p>
      <text:p text:style-name="P90"/>
      <text:p text:style-name="P76"><text:span text:style-name="T53">Prix</text:span></text:p>
      <text:p text:style-name="P109"><text:span text:style-name="T35">4,12</text:span><text:span text:style-name="T28"> euros</text:span></text:p>
      <text:p text:style-name="P109"><text:span text:style-name="T28"/></text:p>
      <text:p text:style-name="P69"/>
      <text:p text:style-name="P69"/>
      <text:p text:style-name="P69"/>
      <text:p text:style-name="P69"/>
      <text:p text:style-name="P69"/>
      <text:p text:style-name="P69"/>
      <text:p text:style-name="P69"/>
      <text:p text:style-name="P69"/>
      <text:p text:style-name="P69"><text:soft-page-break/>- <text:span text:style-name="T55">La Salade Chévre, Miel Et Abricot</text:span></text:p>
      <text:p text:style-name="P91"><text:span text:style-name="T28"/></text:p>
      <text:p text:style-name="P91"><text:span text:style-name="T28">Notre salade marie le sucré du miel avec le salé du chèvre et le croquant des noix. Elle est idéale pour les végétariens. </text:span></text:p>
      <text:p text:style-name="P91"><text:span text:style-name="T28">Une salade composée de roquette, haricots verts, chèvre, tomates, croûtons, noix, abricots secs et miel. </text:span></text:p>
      <text:p text:style-name="P91"><text:span text:style-name="T28"/></text:p>
      <text:p text:style-name="P97">Gluten – blé – lait – fruits à coque – noix - sulfite</text:p>
      <text:p text:style-name="P91"><text:span text:style-name="T28"/></text:p>
      <text:p text:style-name="P110"><text:span text:style-name="T26">Prix</text:span></text:p>
      <text:p text:style-name="P110"><text:span text:style-name="T36">8</text:span><text:span text:style-name="T35">,</text:span><text:span text:style-name="T36">20</text:span><text:span text:style-name="T28"> euros</text:span></text:p>
      <text:p text:style-name="P110"><text:span text:style-name="T28"/></text:p>
      <text:p text:style-name="P70"/>
      <text:p text:style-name="P70">- <text:span text:style-name="T56">Quiche Lorraine</text:span></text:p>
      <text:p text:style-name="P92"><text:span text:style-name="T28"/></text:p>
      <text:p text:style-name="P92"><text:span text:style-name="T28">On ne la présente plus, la quiche Lorraine est une recette traditionnelle ! A l'origine, la cuisson de la quiche Lorraine était un moment de partage convivial. Aujourd'hui, c'est toujours le cas, en entrée ou en plat, chaude ou froide, elle est indémodable. </text:span></text:p>
      <text:p text:style-name="P92"><text:span text:style-name="T28"/></text:p>
      <text:p text:style-name="P92"><text:span text:style-name="T28">Nos quiches Lorraine sont cuisinées à base de pâte feuilletée pur beurre, lait, crème fraîche, ufs, sel, lardons fumés, et fromages râpés.Sans colorant ni conservateur. </text:span></text:p>
      <text:p text:style-name="P92"><text:span text:style-name="T28"/></text:p>
      <text:p text:style-name="P98">Gluten – blé – <text:span text:style-name="T56">oeufs</text:span> – <text:span text:style-name="T56">lait</text:span></text:p>
      <text:p text:style-name="P92"><text:span text:style-name="T28"/></text:p>
      <text:p text:style-name="P111"><text:span text:style-name="T26">Prix</text:span></text:p>
      <text:p text:style-name="P111"><text:span text:style-name="T37">5</text:span><text:span text:style-name="T35">,</text:span><text:span text:style-name="T37">80</text:span><text:span text:style-name="T28"> euros</text:span></text:p>
      <text:p text:style-name="P111"><text:span text:style-name="T28"/></text:p>
      <text:p text:style-name="P71"/>
      <text:p text:style-name="P71">- <text:span text:style-name="T57">La Salade Paul</text:span></text:p>
      <text:p text:style-name="P93"><text:span text:style-name="T28"/></text:p>
      <text:p text:style-name="P93"><text:span text:style-name="T28">L'emblématique salade PAUL, généreuse et gourmande, est composée de filets de poulet, croûtons aillés et d'une sauce caesar. </text:span></text:p>
      <text:p text:style-name="P93"><text:span text:style-name="T28"/></text:p>
      <text:p text:style-name="P93"><text:span text:style-name="T28">Une salade composée d'un mélange de salade, radis, carotte, poulet, croutons aillés, fromages râpés, copeaux de parmesan, ciboulette ciselée, et d'une sauce caesar. </text:span></text:p>
      <text:p text:style-name="P93"><text:span text:style-name="T28"/></text:p>
      <text:p text:style-name="P99">Gluten – blé – <text:span text:style-name="T56">oeufs</text:span> – <text:span text:style-name="T58">orge – poisson – soja – lait – moutarde </text:span></text:p>
      <text:p text:style-name="P93"><text:span text:style-name="T28"/></text:p>
      <text:p text:style-name="P112"><text:span text:style-name="T26">Prix</text:span></text:p>
      <text:p text:style-name="P112"><text:span text:style-name="T37">5</text:span><text:span text:style-name="T35">,</text:span><text:span text:style-name="T38">6</text:span><text:span text:style-name="T37">0</text:span><text:span text:style-name="T28"> euros</text:span></text:p>
      <text:p text:style-name="P112"><text:span text:style-name="T28"/></text:p>
      <text:p text:style-name="P72"/>
      <text:p text:style-name="P72">- <text:span text:style-name="T57">La Sandwitch Viennois Mixte Crudités</text:span></text:p>
      <text:p text:style-name="P94"><text:span text:style-name="T28"/></text:p>
      <text:p text:style-name="P94"><text:span text:style-name="T28">Le viennois mixte crudités substitue le jambon fromage crudité. Un pain viennois tendre, moelleux et un sandwich plus généreux pour le plus grand plaisir des gourmands. </text:span></text:p>
      <text:p text:style-name="P94"><text:span text:style-name="T28"/></text:p>
      <text:p text:style-name="P94"><text:span text:style-name="T28">Un pain viennois compsoé de jambon blanc de qualité supérieur, d'emmental, de salade et de la fraicheur d'une tartinade nature. </text:span></text:p>
      <text:p text:style-name="P94"><text:span text:style-name="T28"/></text:p>
      <text:p text:style-name="P100">Gluten – blé – <text:span text:style-name="T59">seigle – œufs - lait</text:span></text:p>
      <text:p text:style-name="P94"><text:span text:style-name="T28"/></text:p>
      <text:p text:style-name="P113"><text:span text:style-name="T26">Prix</text:span></text:p>
      <text:p text:style-name="P113"><text:span text:style-name="T37">5</text:span><text:span text:style-name="T35">,</text:span><text:span text:style-name="T38">6</text:span><text:span text:style-name="T37">0</text:span><text:span text:style-name="T28"> euros</text:span></text:p>
      <text:p text:style-name="P67"><text:span text:style-name="T40"/></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 <text:span text:style-name="T19">Big Fernand</text:span></text:p>
      <text:p text:style-name="P10"/>
      <text:p text:style-name="P44"/>
      <text:p text:style-name="P73">- <text:s/><text:span text:style-name="T61">Le Pierrot</text:span></text:p>
      <text:p text:style-name="P95"><text:span text:style-name="T28"/></text:p>
      <text:p text:style-name="P95"><text:span text:style-name="T28">Haut de cuisse de poulet fermier des Landes marinée Label Rouge, Sainte-Maure-de-Touraine (fromage de chèvre AOP), de la riquette poivrée et notre sauce mayonnaise maison aux olives, tomates et basilic + Frites maison (patates lavées, épluchées, coupées sur place) ou salade + Breuvage</text:span></text:p>
      <text:p text:style-name="P88"><text:span text:style-name="T28"/></text:p>
      <text:p text:style-name="P77"><text:span text:style-name="T53">Prix</text:span></text:p>
      <text:p text:style-name="P114"><text:span text:style-name="T39">16</text:span><text:span text:style-name="T28"> euros</text:span></text:p>
      <text:p text:style-name="P114"><text:span text:style-name="T28"/></text:p>
      <text:p text:style-name="P114"><text:span text:style-name="T28"/></text:p>
      <text:p text:style-name="P74">- <text:s/><text:span text:style-name="T61">Le Lucien (Végétarien)</text:span></text:p>
      <text:p text:style-name="P96"><text:span text:style-name="T28"/></text:p>
      <text:p text:style-name="P96"><text:span text:style-name="T28">Gros Champignon de Paname avec de la Tomme de Savoie au lait cru fondue, des tomates séchées, des oignons confits, de la ciboulette ciselée et notre sauce mayonnaise maison délicatement sucrée + Frites maison (patates lavées, épluchées, coupées sur place) ou salade + Breuvage + Dessert artisanal</text:span></text:p>
      <text:p text:style-name="Standard"/>
      <text:p text:style-name="P78"><text:span text:style-name="T53">Prix</text:span></text:p>
      <text:p text:style-name="P115"><text:span text:style-name="T39">16</text:span><text:span text:style-name="T28"> euros</text:span></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115"><text:span text:style-name="T28"/></text:p>
      <text:p text:style-name="P59"><text:soft-page-break/></text:p>
      <text:p text:style-name="P53"/>
      <text:p text:style-name="P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3:21:53.955000000</meta:creation-date>
    <dc:date>2020-01-10T16:10:05.273000000</dc:date>
    <meta:editing-duration>PT2H45M59S</meta:editing-duration>
    <meta:editing-cycles>99</meta:editing-cycles>
    <meta:generator>LibreOffice/6.1.4.2$Windows_X86_64 LibreOffice_project/9d0f32d1f0b509096fd65e0d4bec26ddd1938fd3</meta:generator>
    <meta:document-statistic meta:table-count="0" meta:image-count="0" meta:object-count="0" meta:page-count="8" meta:paragraph-count="175" meta:word-count="868" meta:character-count="5229" meta:non-whitespace-character-count="4468"/>
  </office:meta>
</office:document-meta>
</file>